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641cm"/>
    </style:style>
    <style:style style:name="co2" style:family="table-column">
      <style:table-column-properties fo:break-before="auto" style:column-width="1.115cm"/>
    </style:style>
    <style:style style:name="co3" style:family="table-column">
      <style:table-column-properties fo:break-before="auto" style:column-width="0.614cm"/>
    </style:style>
    <style:style style:name="co4" style:family="table-column">
      <style:table-column-properties fo:break-before="auto" style:column-width="0.699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 style:data-style-name="N2">
      <style:table-cell-properties fo:border="0.002cm solid #000000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3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母平均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データ</text:p>
          </table:table-cell>
          <table:table-cell office:value-type="float" office:value="3">
            <text:p>3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7">
            <text:p>17</text:p>
          </table:table-cell>
        </table:table-row>
        <table:table-row table:style-name="ro1">
          <table:table-cell office:value-type="string">
            <text:p>データ数</text:p>
          </table:table-cell>
          <table:table-cell table:formula="of:= COUNTA([.B2:.E2])"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>
            <text:p>標本平均</text:p>
          </table:table-cell>
          <table:table-cell table:formula="of:= AVERAGE([.B2:.E2])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偏差</text:p>
          </table:table-cell>
          <table:table-cell table:formula="of:= [.B2] - [.$B$5]" office:value-type="float" office:value="-7">
            <text:p>-7</text:p>
          </table:table-cell>
          <table:table-cell table:style-name="ce3" table:formula="of:= [.C2] - [.$B$5]" office:value-type="float" office:value="-1">
            <text:p>-1</text:p>
          </table:table-cell>
          <table:table-cell table:style-name="ce3" table:formula="of:= [.D2] - [.$B$5]" office:value-type="float" office:value="1">
            <text:p>1</text:p>
          </table:table-cell>
          <table:table-cell table:style-name="ce3" table:formula="of:= [.E2] - [.$B$5]" office:value-type="float" office:value="7">
            <text:p>7</text:p>
          </table:table-cell>
        </table:table-row>
        <table:table-row table:style-name="ro2">
          <table:table-cell office:value-type="string">
            <text:p>偏差<text:span text:style-name="T1">2</text:span></text:p>
          </table:table-cell>
          <table:table-cell table:formula="of:= POWER([.B6]; 2)" office:value-type="float" office:value="49">
            <text:p>49</text:p>
          </table:table-cell>
          <table:table-cell table:style-name="ce3" table:formula="of:= POWER([.C6]; 2)" office:value-type="float" office:value="1">
            <text:p>1</text:p>
          </table:table-cell>
          <table:table-cell table:style-name="ce3" table:formula="of:= POWER([.D6]; 2)" office:value-type="float" office:value="1">
            <text:p>1</text:p>
          </table:table-cell>
          <table:table-cell table:style-name="ce3" table:formula="of:= POWER([.E6]; 2)" office:value-type="float" office:value="49">
            <text:p>49</text:p>
          </table:table-cell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>
            <text:p>標本分散</text:p>
          </table:table-cell>
          <table:table-cell table:formula="of:= SUM([.B7:.E7]) / [.B3]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標本標準偏差</text:p>
          </table:table-cell>
          <table:table-cell table:formula="of:= SQRT([.B9])"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2" office:value-type="string" table:number-columns-spanned="1" table:number-rows-spanned="2">
            <text:p>T</text:p>
          </table:table-cell>
          <table:table-cell office:value-type="string">
            <text:p>(標本平均 – 母平均) * √(n – 1) / 標本標準偏差</text:p>
          </table:table-cell>
          <table:table-cell table:number-columns-repeated="3"/>
        </table:table-row>
        <table:table-row table:style-name="ro1">
          <table:covered-table-cell table:style-name="ce3"/>
          <table:table-cell table:style-name="ce4" table:formula="of:= ([.B5] - [.B1]) * SQRT([.B3] - 1) / [.B10]" office:value-type="float" office:value="-0.692820323027551">
            <text:p>-0.69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4" number:min-integer-digits="1"/>
    </number:number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7">2019/11/07</text:date>, <text:time>11:44:0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3T11:11:21.90</meta:creation-date>
    <dc:date>2019-11-07T11:44:09.04</dc:date>
    <meta:editing-duration>PT1H2M48S</meta:editing-duration>
    <meta:editing-cycles>10</meta:editing-cycles>
    <meta:generator>OpenOffice/4.1.6$Win32 OpenOffice.org_project/416m1$Build-9790</meta:generator>
    <meta:document-statistic meta:table-count="1" meta:cell-count="28" meta:object-count="0"/>
  </office:meta>
</office:document-meta>
</file>